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808080" draw:fill-gradient-name="Gradient_20_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gradient" draw:fill-color="#c5000b" draw:fill-gradient-name="Gradient_20_18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gradient" draw:fill-color="#c5000b" draw:fill-gradient-name="Gradient_20_7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gradient" draw:fill-color="#c5000b" draw:fill-gradient-name="Gradient_20_1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gradient" draw:fill-color="#c5000b" draw:fill-gradient-name="Gradient_20_2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gradient" draw:fill-color="#c5000b" draw:fill-gradient-name="Gradient_20_21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gradient" draw:fill-color="#c5000b" draw:fill-gradient-name="Gradient_20_22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gradient" draw:fill-color="#808080" draw:fill-gradient-name="Gradient_20_9" draw:textarea-horizontal-align="justify" draw:textarea-vertical-align="middle" draw:auto-grow-height="false" fo:min-height="0cm" fo:min-width="0cm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8cm" svg:height="3.8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4cm" svg:height="1.4cm" svg:x="3.1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4cm" svg:height="0.7cm" svg:x="1.3cm" svg:y="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2cm" svg:height="0.9cm" svg:x="1.3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cm" svg:height="3.8cm" svg:x="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4cm" svg:height="1.4cm" svg:x="3.1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4cm" svg:height="0.7cm" svg:x="1.3cm" svg:y="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2cm" svg:height="0.9cm" svg:x="1.3cm" svg:y="7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cm" svg:height="3.8cm" svg:x="1cm" svg:y="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4cm" svg:height="1.4cm" svg:x="3.1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4cm" svg:height="0.7cm" svg:x="1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2cm" svg:height="0.9cm" svg:x="1.3cm" svg:y="1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cm" svg:height="3.8cm" svg:x="1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4cm" svg:height="1.4cm" svg:x="3.1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4cm" svg:height="0.7cm" svg:x="1.3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2cm" svg:height="0.9cm" svg:x="1.3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cm" svg:height="3.8cm" svg:x="1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4cm" svg:height="1.4cm" svg:x="3.1cm" svg:y="1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4cm" svg:height="0.7cm" svg:x="1.3cm" svg:y="17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2cm" svg:height="0.9cm" svg:x="1.3cm" svg:y="1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8cm" svg:height="3.8cm" svg:x="1cm" svg:y="2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4cm" svg:height="1.4cm" svg:x="3.1cm" svg:y="2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4cm" svg:height="0.7cm" svg:x="1.3cm" svg:y="2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2cm" svg:height="0.9cm" svg:x="1.3cm" svg:y="2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8cm" svg:height="3.8cm" svg:x="1cm" svg:y="2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4cm" svg:height="1.4cm" svg:x="3.1cm" svg:y="2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4cm" svg:height="0.7cm" svg:x="1.3cm" svg:y="2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2cm" svg:height="0.9cm" svg:x="1.3cm" svg:y="26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8cm" svg:height="3.8cm" svg:x="1cm" svg:y="2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4cm" svg:height="1.4cm" svg:x="3.1cm" svg:y="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4cm" svg:height="0.7cm" svg:x="1.3cm" svg:y="2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2cm" svg:height="0.9cm" svg:x="1.3cm" svg:y="3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8cm" svg:height="3.8cm" svg:x="1cm" svg:y="3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4cm" svg:height="1.4cm" svg:x="3.1cm" svg:y="3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4cm" svg:height="0.7cm" svg:x="1.3cm" svg:y="3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2cm" svg:height="0.9cm" svg:x="1.3cm" svg:y="3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8cm" svg:height="3.8cm" svg:x="1cm" svg:y="3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4cm" svg:height="1.4cm" svg:x="3.1cm" svg:y="3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4cm" svg:height="0.7cm" svg:x="1.3cm" svg:y="36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2cm" svg:height="0.9cm" svg:x="1.3cm" svg:y="3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8" draw:display-name="Gradient 18" draw:style="ellipsoid" draw:cx="50%" draw:cy="50%" draw:start-color="#000000" draw:end-color="#c5000b" draw:start-intensity="100%" draw:end-intensity="100%" draw:angle="0" draw:border="50%"/>
    <draw:gradient draw:name="Gradient_20_19" draw:display-name="Gradient 19" draw:style="ellipsoid" draw:cx="50%" draw:cy="50%" draw:start-color="#000000" draw:end-color="#c5000b" draw:start-intensity="100%" draw:end-intensity="100%" draw:angle="0" draw:border="40%"/>
    <draw:gradient draw:name="Gradient_20_20" draw:display-name="Gradient 20" draw:style="ellipsoid" draw:cx="50%" draw:cy="50%" draw:start-color="#000000" draw:end-color="#c5000b" draw:start-intensity="100%" draw:end-intensity="100%" draw:angle="0" draw:border="10%"/>
    <draw:gradient draw:name="Gradient_20_21" draw:display-name="Gradient 21" draw:style="ellipsoid" draw:cx="50%" draw:cy="50%" draw:start-color="#000000" draw:end-color="#c5000b" draw:start-intensity="100%" draw:end-intensity="100%" draw:angle="0" draw:border="30%"/>
    <draw:gradient draw:name="Gradient_20_22" draw:display-name="Gradient 22" draw:style="ellipsoid" draw:cx="50%" draw:cy="50%" draw:start-color="#000000" draw:end-color="#c5000b" draw:start-intensity="100%" draw:end-intensity="100%" draw:angle="0" draw:border="20%"/>
    <draw:gradient draw:name="Gradient_20_7" draw:display-name="Gradient 7" draw:style="ellipsoid" draw:cx="50%" draw:cy="50%" draw:start-color="#000000" draw:end-color="#c5000b" draw:start-intensity="100%" draw:end-intensity="100%" draw:angle="0" draw:border="0%"/>
    <draw:gradient draw:name="Gradient_20_8" draw:display-name="Gradient 8" draw:style="axial" draw:start-color="#666666" draw:end-color="#000000" draw:start-intensity="100%" draw:end-intensity="100%" draw:angle="0" draw:border="50%"/>
    <draw:gradient draw:name="Gradient_20_9" draw:display-name="Gradient 9" draw:style="square" draw:cx="50%" draw:cy="50%" draw:start-color="#808080" draw:end-color="#999999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.8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as Möring</meta:initial-creator>
    <meta:creation-date>2014-09-04T08:36:19</meta:creation-date>
    <dc:date>2014-09-04T08:53:11</dc:date>
    <dc:creator>Lukas Möring</dc:creator>
    <meta:editing-duration>PT13M30S</meta:editing-duration>
    <meta:editing-cycles>8</meta:editing-cycles>
    <meta:generator>LibreOffice/3.5$Linux_X86_64 LibreOffice_project/350m1$Build-2</meta:generator>
    <meta:document-statistic meta:object-count="40"/>
  </office:meta>
</office:document-meta>
</file>